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 svg:font-family="arial, sans-serif"/>
    <style:font-face style:name="inherit" svg:font-family="inherit"/>
    <style:font-face style:name="proxima-nova" svg:font-family="proxima-nova,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variant="normal" fo:text-transform="none" fo:color="#222222" style:font-name="Times New Roman" fo:font-size="12pt" fo:letter-spacing="normal" fo:font-style="normal"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style>
    <style:style style:name="P18"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list-style-name="L1">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style>
    <style:style style:name="P21"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097cm" fo:margin-right="0cm" fo:text-align="start" style:justify-single-word="false" fo:text-indent="0cm" style:auto-text-indent="false">
        <style:tab-stops>
          <style:tab-stop style:position="0.482cm"/>
          <style:tab-stop style:position="2.574cm"/>
          <style:tab-stop style:position="2.863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list-style-name="L1" style:master-page-name="">
      <style:paragraph-properties fo:margin-left="0.097cm" fo:margin-right="0cm" fo:text-align="start" style:justify-single-word="false" fo:text-indent="0cm" style:auto-text-indent="false" style:page-number="auto">
        <style:tab-stops>
          <style:tab-stop style:position="0.482cm"/>
          <style:tab-stop style:position="2.574cm"/>
          <style:tab-stop style:position="2.863cm"/>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list-style-name="L2" style:master-page-name="">
      <style:paragraph-properties fo:margin-left="0.025cm" fo:margin-right="0cm" fo:text-align="start" style:justify-single-word="false" fo:text-indent="0cm" style:auto-text-indent="false" style:page-number="auto">
        <style:tab-stops>
          <style:tab-stop style:position="0.529cm"/>
        </style:tab-stops>
      </style:paragraph-properties>
      <style:text-properties fo:font-variant="normal" fo:text-transform="none" fo:color="#222222"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none" fo:font-weight="normal" style:font-size-asian="12pt" style:font-weight-asian="normal" style:font-size-complex="12pt" style:font-weight-complex="normal"/>
    </style:style>
    <style:style style:name="P26"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andard" style:list-style-name="L3">
      <style:paragraph-properties fo:margin-left="0.025cm" fo:margin-right="0cm" fo:text-align="start" style:justify-single-word="false" fo:text-indent="0cm" style:auto-text-indent="false">
        <style:tab-stops>
          <style:tab-stop style:position="0.529cm"/>
        </style:tab-stops>
      </style:paragraph-properties>
      <style:text-properties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paragraph-properties fo:margin-left="0.025cm" fo:margin-right="0cm" fo:text-align="start" style:justify-single-word="false" fo:text-indent="0cm" style:auto-text-indent="false">
        <style:tab-stops>
          <style:tab-stop style:position="0.529cm"/>
        </style:tab-stops>
      </style:paragraph-properties>
    </style:style>
    <style:style style:name="P29" style:family="paragraph" style:parent-style-name="Standard" style:list-style-name="L2">
      <style:paragraph-properties fo:margin-left="0cm" fo:margin-right="0cm" fo:text-align="start" style:justify-single-word="false" fo:text-indent="0cm" style:auto-text-indent="false" fo:break-before="page">
        <style:tab-stops>
          <style:tab-stop style:position="0.529cm"/>
        </style:tab-stops>
      </style:paragraph-properties>
      <style:text-properties fo:font-variant="normal" fo:text-transform="none" fo:color="#222222"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variant="normal" fo:text-transform="none" fo:color="#222222"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4" style:family="text">
      <style:text-properties fo:font-variant="normal" fo:text-transform="none" fo:color="#222222" style:font-name="Times New Roman" fo:font-size="12pt" fo:letter-spacing="normal" fo:font-style="normal" fo:font-weight="normal" style:font-weight-asian="normal" style:font-weight-complex="normal"/>
    </style:style>
    <style:style style:name="T5" style:family="text">
      <style:text-properties fo:font-variant="normal" fo:text-transform="none" fo:color="#222222" style:font-name="Times New Roman" fo:letter-spacing="normal" fo:font-style="normal"/>
    </style:style>
    <style:style style:name="T6" style:family="text">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T7" style:family="text">
      <style:text-properties fo:color="#000000"/>
    </style:style>
    <style:style style:name="T8" style:family="text">
      <style:text-properties fo:color="#000000" style:font-name="Times New Roman" fo:font-size="12pt" style:text-underline-style="none" fo:font-weight="normal" style:font-size-asian="12pt" style:font-weight-asian="normal" style:font-size-complex="12pt" style:font-weight-complex="normal"/>
    </style:style>
    <style:style style:name="T9" style:family="text">
      <style:text-properties fo:color="#000000" style:font-name="Times New Roman" fo:font-size="10pt" style:font-size-asian="10pt" style:font-size-complex="10pt"/>
    </style:style>
    <style:style style:name="T10" style:family="text">
      <style:text-properties fo:color="#000000" style:text-position="33% 58%"/>
    </style:style>
    <style:style style:name="T11" style:family="text">
      <style:text-properties fo:color="#000000" style:text-position="33% 58%" style:font-name="Times New Roman" fo:font-size="10pt" style:font-size-asian="10pt" style:font-size-complex="10pt"/>
    </style:style>
    <style:style style:name="T12" style:family="text">
      <style:text-properties fo:color="#000000" style:text-position="33% 58%" fo:letter-spacing="normal"/>
    </style:style>
    <style:style style:name="T13" style:family="text">
      <style:text-properties fo:color="#000000" fo:letter-spacing="normal"/>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weight="bold" style:font-weight-asian="bold" style:font-weight-complex="bold"/>
    </style:style>
    <style:style style:name="T16" style:family="text">
      <style:text-properties style:text-position="0% 100%" fo:font-size="10pt" style:font-size-asian="10pt" style:font-size-complex="10pt"/>
    </style:style>
    <style:style style:name="T17" style:family="text">
      <style:text-properties style:text-position="0% 100%" fo:font-size="10pt" style:text-underline-style="none" fo:font-weight="normal" style:font-size-asian="10pt" style:font-weight-asian="normal" style:font-size-complex="10pt" style:font-weight-complex="normal"/>
    </style:style>
    <style:style style:name="T18" style:family="text">
      <style:text-properties style:text-position="0% 100%" style:text-underline-style="none" fo:font-weight="normal" style:font-weight-asian="normal" style:font-weight-complex="normal"/>
    </style:style>
    <style:style style:name="T19" style:family="text">
      <style:text-properties style:text-position="33% 58%"/>
    </style:style>
    <style:style style:name="T20" style:family="text">
      <style:text-properties style:text-position="33% 58%" fo:font-size="10pt" style:font-size-asian="10pt" style:font-size-complex="10pt"/>
    </style:style>
    <style:style style:name="T21" style:family="text">
      <style:text-properties style:text-position="33% 58%"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font-name="Times New Roman"/>
    </style:style>
    <style:style style:name="T25" style:family="text">
      <style:text-properties style:font-name="Times New Roman"/>
    </style:style>
    <style:style style:name="T26" style:family="text">
      <style:text-properties style:font-name="Times New Roman" style:text-underline-style="none" fo:font-weight="normal" style:font-weight-asian="normal" style:font-weight-complex="normal"/>
    </style:style>
    <style:style style:name="T27" style:family="text">
      <style:text-properties style:font-name="Times New Roman" fo:font-size="12pt" style:text-underline-style="none" fo:font-weight="normal" style:font-size-asian="12pt" style:font-weight-asian="normal" style:font-size-complex="12pt" style:font-weight-complex="normal"/>
    </style:style>
    <style:style style:name="T28" style:family="text">
      <style:text-properties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dfurnon Olivier <text:s text:c="111"/>26/05/2017 <text:s text:c="32"/><text:span text:style-name="T2"><text:s text:c="134"/></text:span></text:p>
      <text:p text:style-name="Standard">UF24/01 <text:s text:c="64"/><text:span text:style-name="T2">Laboratoire informatique de gestion documentaire </text:span></text:p>
      <text:p text:style-name="Standard"><text:s text:c="58"/></text:p>
      <text:p text:style-name="P1">Synthèse documentaire</text:p>
      <text:p text:style-name="P2">:</text:p>
      <text:p text:style-name="P10">Le Cloud Computing</text:p>
      <text:p text:style-name="P14"/>
      <text:p text:style-name="P14"/>
      <text:list xml:id="list4683666186778212363" text:style-name="L1">
        <text:list-item>
          <text:p text:style-name="P16">Tentative de définition du « Cloud Computing »:</text:p>
        </text:list-item>
      </text:list>
      <text:p text:style-name="P3"/>
      <text:p text:style-name="P4">Comme pour le seul terme « documentaire », les deux mots accolés de « Cloud Computing » se heurtent à différentes définitions. Mais, par contre, un consensus a été trouvé concernant le sens de sa traduction française qui tient dans l'intitulé d' « Informatique dans les nuages ».</text:p>
      <text:p text:style-name="P4">Lorsque nous nous penchons sur les différentes explications, nous y trouvons un tronc commun que nous allons tenter de restituer.</text:p>
      <text:p text:style-name="P7"><text:span text:style-name="T14">Tout d'abord, le «Cloud Computing »est désigné comme étant une évolution technologique et non pas une révolution. Ce qui s'explique du fait de sa toute relativité de nouveauté technique en la matière étant donné que son concept existait déjà, par exemple dans le service Google Docs et avec le réseau social Facebook dont l'une des particularités réside dans son accompagnement auprès de l'utilisateur sur différents supports et presque partout dans le monde. Car, justement, la notion même de « L'informatique dans les nuages » est de pouvoir délocaliser grâce au réseau Internet des données informatiques d'un serveur local vers un autre plus distant et qui se situe généralement à l'étranger dans un hangar avec de nombreux autres dépendant d'importants leaders du domaine. Le principal avantage consistant à déléguer un service, clef en main, à un fournisseur qui garantit une compétence dans des domaines qui font défaut aux clients tels qu'assurer, par exemple, la régularité du secteur, l'adaptation aux mutations technologiques, la sûreté des informations et la </text:span><text:span text:style-name="T4">compétitivité.</text:span></text:p>
      <text:p text:style-name="P28"/>
      <text:list xml:id="list20467550" text:continue-numbering="true" text:style-name="L1">
        <text:list-item>
          <text:p text:style-name="P16">La genèse du « Cloud Computing »:</text:p>
        </text:list-item>
      </text:list>
      <text:p text:style-name="P7"/>
      <text:p text:style-name="P4">Le philanthrope et hommes d'affaires Ross Perot quitte la firme IBM en 1962 pour fonder <text:s/>Electronic Data Systems (EDS) dont la philosophie se veut être pratique et dont l'idée centrale repose sur l'utilisation du matériel informatique des entreprises, non seulement pour elles mêmes pendant les heures de travail mais surtout pour la louer à d'autres durant les heures creuses.</text:p>
      <text:p text:style-name="P4">Il serait faux de considérer Ross Perot comme étant l'inventeur du « Cloud Computing » mais il aura eu quand même le mérite d'avoir prouvé que le besoin électronique des entreprises n'était, de loin, pas assez important.</text:p>
      <text:p text:style-name="P4">A la fin des années 1990, autre temps mais même constat, une nouvelle insuffisance informatique se fait sentir et, cette fois, c'est chez la géante multinationale Amazon pendant la période où elle fait son plus gros chiffre d'affaires: les fêtes de Noel. Elle décide alors d'investir et de booster le potentiel de son équipement électronique. Mais, rapidement, la firme va déchanter en prenant conscience que, même pour eux, le père Noel ne vient pas toute l'année et que le surplus technologique dont ils ont doté leurs machines ne tourne pas à plein rendement. <text:s text:c="2"/></text:p>
      <text:p text:style-name="P4">Mais comme Archimède et son fameux « Eurêka ! », Amazon a une illumination en 2006. Un peu comme Ross Perot en '62, la multinationale décide de proposer à des clients sa surface informatique vacante. <text:s text:c="3"/></text:p>
      <text:p text:style-name="P4">Une plate-forme est alors disponible dans la foulée et n'importe qui connecté à Internet peut y déposer ses fichiers et les enregistrer sur son home computer. Et c'est à ce moment précis que l'acte de naissance du « Cloud Computing » a été délivré officiellement aux utilisateurs de l'informatique.</text:p>
      <text:p text:style-name="P4"/>
      <text:list xml:id="list20460245" text:continue-numbering="true" text:style-name="L1">
        <text:list-header>
          <text:p text:style-name="P19"/>
        </text:list-header>
        <text:list-item>
          <text:p text:style-name="P19"><text:soft-page-break/><text:s/>Les différents« Clouds »:</text:p>
        </text:list-item>
      </text:list>
      <text:p text:style-name="P4"/>
      <text:p text:style-name="P4">Comme cela été dit plus haut, le « Cloud Computing » possède la particularité de permettre la migration de données informatiques d'un émetteur vers un receveur. L'émetteur étant un serveur<text:span text:style-name="T19">1</text:span> connexe situé à proximité de l'utilisateur et le récepteur étant un serveur plus lointain et localisé généralement dans un autre pays. Cette opération ne peut se dérouler sans un conducteur et ce canal n'est autre qu'internet. Les données qui migrent peuvent être incluses par exemple au sein d'un document rédigé en ligne assorti d'un compte et qui peut être distribué vers d'autres endroits. Sans oublier que le dit document peut être disponible dans tout environnement bénéficiant du rayonnement géographique du web et , de plus, ce document similaire n'a même plus la nécessité d'être mémorisé dans l'ordinateur de son usager. Mais passé cette généralité appliquée à un« Cloud », il est utile à présent de les distinguer dans leurs différentes déclinaisons et leurs services dédiés.</text:p>
      <text:p text:style-name="P4"/>
      <text:p text:style-name="P9">Un SaaS<text:span text:style-name="T19">2</text:span>, (Software as a Service) permet un accès en ligne sans le besoin de télécharger quoi que ce soit sur son PC et cette facilité se traduit par une adhésion à des accès menant vers des ensembles de programmes via internet.</text:p>
      <text:p text:style-name="P9"/>
      <text:p text:style-name="P9">Un IaaS<text:span text:style-name="T19">3</text:span>, <text:s/>(Infrastructure as a Service) autorise à une entreprise à s'approprier virtuellement une structure électronique dotée d'une organisation, d'archivage et de serveurs)</text:p>
      <text:p text:style-name="P9"/>
      <text:p text:style-name="P9">Un PaaS<text:span text:style-name="T19">4 </text:span>Platform as a Service) possède la caractéristique d'avoir une architecture dissimulée et un espace constitué de plusieurs applications prêtes à l'emploi dans une disposition où le prestataire gère l'infrastructure et la plateforme et l'entreprise, elle, conserve ses applications.</text:p>
      <text:p text:style-name="P4"/>
      <text:p text:style-name="P4"><text:span text:style-name="T15">a)</text:span> <text:span text:style-name="T23">Le « Cloud » administré de façon locale en fonction d'une utilisation privée</text:span></text:p>
      <text:p text:style-name="P4"/>
      <text:p text:style-name="P4">Cette structure se propose d'apporter un soutien technologique en s'inspirant de la praticabilité technique de l'organisation visée. Et le « Cloud » peut s'avérer très économique pour une entreprise du moment qu'elle possède une taille acceptable, la condition sine qua non à l'apport d'un investissement et d'un partage des équipements inhérent au soutien du schéma des logiciels de l'industrie. Au niveau de la sécurité des données, celle-ci sera conforme avec les canons d'une organisation moyenne oeuvrant au moyen <text:span text:style-name="T5">d'un canevas constitué de capacités qui autorise la collecte, le stockage, le traitement et la distribution de l'information.</text:span><text:span text:style-name="T24"> </text:span></text:p>
      <text:p text:style-name="P8"/>
      <text:p text:style-name="P5">b) <text:span text:style-name="T22">Le « Cloud » managé officieusement et perçu en dehors par les prestataires comme étant un « Cloud » privé</text:span></text:p>
      <text:p text:style-name="P6"/>
      <text:p text:style-name="P4">Celui-ci possède la particularité, en comparaison au « Cloud public », d'abriter des résolutions <text:span text:style-name="T5">professionnelles apportant une explication pratique aux nécessités des métiers de l'entreprise et qui sont abritées sur la propre ossature du pourvoyeur de prestations et dont les différents bénéficiaires sélectionnés en amont doivent se partager ensemble l'activité.</text:span></text:p>
      <text:p text:style-name="P11"/>
      <text:p text:style-name="P4"><text:span text:style-name="T19">1</text:span><text:span text:style-name="T16">Ensemble matériel et logiciel branché sur un réseau télématique et mettant à la disposition des utilisateurs de ce réseau des banques de données ou de programmes spécialisés: organisme qui assure ce service (On dit aussi centre serveur) – </text:span></text:p>
      <text:p text:style-name="P4"><text:span text:style-name="T16"/></text:p>
      <text:p text:style-name="P30"><text:bookmark text:name="b_results1"/><text:span text:style-name="T20">2</text:span><text:span text:style-name="T28">Logiciel en tant que </text:span><text:span text:style-name="Strong_20_Emphasis"><text:span text:style-name="T29">service.</text:span></text:span><text:span text:style-name="T28"> </text:span></text:p>
      <text:p text:style-name="P30"><text:span text:style-name="T11">3</text:span><text:span text:style-name="T9">Infrastructure en tant que service.</text:span></text:p>
      <text:p text:style-name="P31"><text:span text:style-name="T10">4</text:span><text:span text:style-name="T7">Plateforme en tant que service</text:span></text:p>
      <text:list xml:id="list7043963902658886660" text:style-name="L2">
        <text:list-header>
          <text:p text:style-name="P24"/>
          <text:p text:style-name="P29">c) Le « Cloud » dirigé interieurement et pour une fonction publique</text:p>
        </text:list-header>
      </text:list>
      <text:p text:style-name="P9"/>
      <text:p text:style-name="P9">Ce nouvel exemple place, cette fois, <text:s/>l'organisation comme responsable du « Cloud » lorsque celle-ci est organisée en Groupement d'intérêt économique et qu'elle garantit de l'assistance aux clients à la périphérie en même temps qu'à l'industrie de tutelle. C'est exactement le contraire du point b) qui illustrait la cas d'un » Cloud » externe à usage privé et qui présentait l'association en tant que prestataire de « Cloud ».</text:p>
      <text:p text:style-name="P9"/>
      <text:list xml:id="list9213028844963068029" text:style-name="L3">
        <text:list-item>
          <text:p text:style-name="P27">Le « Cloud » assuré en externe et à procédé accessible</text:p>
        </text:list-item>
      </text:list>
      <text:p text:style-name="P26"/>
      <text:p text:style-name="P28"><text:span text:style-name="T14">C'est la toile, communément appelée web, qui rend disponibles des services autonomes ou rémunérés d'archivage et d'applications à l'intention de tout un chacun comme celle qui est peut-être la plus emblématique d'entre toutes: la messagerie électronique.</text:span></text:p>
      <text:p text:style-name="P17"><text:span text:style-name="T14"/></text:p>
      <text:list xml:id="list20442376" text:continue-list="list20460245" text:style-name="L1">
        <text:list-header>
          <text:p text:style-name="P16">4) La sécurité du « Cloud Computing »:</text:p>
        </text:list-header>
      </text:list>
      <text:p text:style-name="P28"><text:span text:style-name="T14"/></text:p>
      <text:p text:style-name="P28"><text:span text:style-name="T14">Le bémol réside dans la notion de la sécurité des informations stockées qu'on dit totalement privées. Il faut dire que l</text:span><text:span text:style-name="T8">'</text:span><text:a xlink:type="simple" xlink:href="http://www.synonymo.fr/synonyme/approvisionneur" text:style-name="Internet_20_link" text:visited-style-name="Visited_20_Internet_20_Link"><text:span text:style-name="T3">approvisionneur</text:span></text:a> s'engage beaucoup moins<text:span text:style-name="T14"> sur la défense de la connexion que sur sur son autonomie. Le seul pare-feu disponible étant le mot de passe de l'identifiant. Cependant, il faut savoir que les informations stockées de l'individu peuvent aussi se mouvoir et donc être moins contrôlables. La parade pour le particulier se fait alors, par le biais d'une clef, dans un service de coffre-fort numérique dont les données sont codées tant que la statut reste privé mais cela coince si l'usager désire correspondre, distribuer ou permettre au public d'entamer des vérifications dans son centre de traitement crypté. Une situation délicate à laquelle sont confrontées également les entreprises en particulier du fait d'un délai d'attente interminable empêchant une vive réactivité. <text:s/>A contrario, il semble que ces entreprises soient quand même mieux loties, profitant, elles, d'une efficacité plus accrue lors de la protection de leurs données grâce à leurs offres plus ciblées en rapport avec leurs spécialisations respectives à l'inverse du citoyen lambda dont la demande est plus modeste entraînant un fonctionnement défensif assez limité. </text:span></text:p>
      <text:p text:style-name="P28"><text:span text:style-name="T14">Afin de réduire les risques au niveau de la sécurité, on conseille de sélectionner les informations hébergées par la structure codée en séparant celles, considérées comme sensibles, des autres.</text:span></text:p>
      <text:p text:style-name="P28"><text:span text:style-name="T14">Afin de rendre cette manipulation pertinente, l'entreprise doit se mettre dans la situation d'un déficit de contrôle entraînant les cas d'une donnée sélectionnée devenant soit empêchée, soit exploitée et soit transformée par un intrus et rendue officielle au moyen d'une communication massive.</text:span></text:p>
      <text:p text:style-name="P28"><text:span text:style-name="T14">Ces informations délicates devraient ainsi être triées d'après leurs statuts tactiques, de métiers ou privés.</text:span></text:p>
      <text:p text:style-name="P28"><text:span text:style-name="T14"/></text:p>
      <text:list xml:id="list20437225" text:continue-numbering="true" text:style-name="L1">
        <text:list-header>
          <text:p text:style-name="P16">5) Le « Cloud Computing » en Bibliothèque:</text:p>
        </text:list-header>
      </text:list>
      <text:p text:style-name="P18"/>
      <text:p text:style-name="P21">« Outre le fait que les bibliothèques pourraient épargner de l'argent, du temps et faciliter leur travail, elles seraient aussi en mesure de consolider leurs présences sur internet, renforcer leurs coopérations. Des actions qui leur permettrait de résoudre beaucoup de problèmes récurrents tels que l'archaisme de leur système informatique construit avec des technologies obsolètes qui sont plus difficiles et plus coûteuses à intégrer, de continuer de stocker et de garder la plupart de leurs données des centaines et des milliers de fois, d'éparpiller leurs données au travers de systèmes de distribution affaiblissant leurs présences sur le web, de rendre leurs coopérations difficiles et chères <text:s/>dû au prix qu'elles accordent à leur indépendances respectives et leurs utilisations d'à peine 10% de la capacité de leurs systèmes respectifs.</text:p>
      <text:p text:style-name="P22"><text:span text:style-name="T1">Il semblerait déjà que la combinaison des systèmes réduirait déjà l'empreinte carbone en rendant les bibliothèques plus vertes.</text:span><text:span text:style-name="T21">5</text:span><text:span text:style-name="T1"> » </text:span><text:span text:style-name="T21">5</text:span><text:span text:style-name="T18"> </text:span><text:span text:style-name="T17">Propos tenus dans l'article « Winds of change: libraries and cloud computing » , <text:s/>Matt Goldner (Product and technology advocate for OCLC), Multimedia Inf Technol 37 no3 Ag 2011 p. 24-28, Ed. Library Assoc. Multimedia &amp; Information Technology Group and Multimedia Group of Aslib.</text:span></text:p>
      <text:p text:style-name="P22"><text:soft-page-break/><text:span text:style-name="T1">D'après le rapport OCLC 4 de 2010 (dont la philosophie est, pour les bibliothèques, la découverte des nouvelles tendances, l'amélioration des outils, le partage des données, des ressources et des services, la visibilité et la pertinence des collections), le « Cloud Computing » possède beaucoup de qualités comme la possibilité de poursuivre l'amélioration de la coopération entre les bibliothèques, la meilleure maîtrise des informations, la technologie adéquate afin de perfectionner la littérature des bibliothèques sur internet et la clarté sur ce même réseau en canalisant les données par le biais d'un accès singulier permettant de susciter un enthousiasme collectif par l'organisation de prestations, diviser le travail relatif aux collections aux départements technologiques...</text:span></text:p>
      <text:p text:style-name="P22"><text:span text:style-name="T1">L'idée maîtresse que sous entend ces nouvelles propositions, parmi d'autres, est de vouloir tendre a délocaliser l'économie informatique de la bibliothèque pour la redéfinir en termes de services et de croissance de ses contenus. En outre, l'autre but avoué serait de mettre en place une organisation <text:s/></text:span></text:p>
      <text:p text:style-name="P22"><text:span text:style-name="T1">d'administration de bibliothèque partagé qui rassemble les informations des différents organismes ainsi que ceux de leurs producteurs.</text:span></text:p>
      <text:p text:style-name="P22"><text:span text:style-name="T1">Mais reste à savoir où se trouvera le centre de décision capable d'instaurer une telle révolution pour les bibliothèques alors que les gouvernements préfèrent faire leurs économies prioritairement sur le dos de la culture. Sans parler des éternels professionnels réticents aux idées de ciblage des coopérations, nouvelles manières de travailler, calcul du budget, formalités, rapport qualité et de choix de stratégies notamment...</text:span></text:p>
      <text:p text:style-name="P22"><text:span text:style-name="T1">Le chantier est énorme et la première priorité serait de trouver une idée de cohérence <text:s/>pour l'avenir technologique de tous ces satellites afin qu'ils puissent communiquer entre eux de façon claire afin d'optimiser leurs efforts et de faire revenir le public ou tout au moins le garder. </text:span></text:p>
      <text:p text:style-name="P22"><text:span text:style-name="T1"/></text:p>
      <text:list xml:id="list20458845" text:continue-numbering="true" text:style-name="L1">
        <text:list-header>
          <text:p text:style-name="P16">6) Conclusion:</text:p>
        </text:list-header>
      </text:list>
      <text:p text:style-name="P22"><text:span text:style-name="T1"/></text:p>
      <text:p text:style-name="P20"><text:span text:style-name="T14">Selon l'entité dont l'on parle, l'utilité du « Cloud Computing » varie quelque peu. Pour faire vite, il est plutôt d'utilité rentable pour l'entreprise et plutôt d'utilité de repositionnement et de recherche d'efficacité pour une bibliothèque. L'argument le plus attractif du « Cloud Computing » reste la possibilité pour une structure, sans équipement électronique, de démarrer un service. Le « Cloud » peut aussi vouloir dire que </text:span><text:span text:style-name="T6">le coût de production unitaire d'un produit ou de service baisse lorsque la production augmente.</text:span><text:span text:style-name="T26"> Depuis '62 et Ross Perot, les entreprises européennes ou américaines optimisent toujours leurs rendements en mettant à disposition leurs espaces la nuit ou le jour à d'autres sociétés. C'est grâce également au « Cloud » que l'internaute peut publier sur les réseaux sociaux en même temps que sur son ordinateur, sa tablette ou son téléphone. Les grandes multinationales l'ont bien compris et sont dans le « Cloud » depuis 2006. Comme souvent en informatique, la sécurité est souvent le talon d'achille de beaucoup d'acteurs du secteur. Pour l'améliorer, il existe le « Cloud » privé » </text:span><text:span text:style-name="T27">que les entreprises choisissent afin de se préserver sans affecter leurs recettes mais tout en ne pouvant partager leurs données. Il est légitime donc pour le particulier de se poser des questions sur ses données et leurs mouvements dans le « Cloud ». Mais il apparaît que le « Cloud » malgré ses imperfections à de l'avenir devant lui. Il n'est quand même pas prêt de se substituer au bon vieil ordinateur alors que sa mémoire ne cessera de grandir tout en, d'un autre côté, en aidant d'élargir la capacité du poste de l'utilisateur. Un PC aura toujours besoin de plus de qualités afin de suivre les avancées perpétuelles en la matière. Le « Cloud », lui, en fait déjà partie. Les systèmes de plus en plus sophistiqués nous rappellerons toujours le sens de l'interaction.</text:span></text:p>
      <text:p text:style-name="P3"><text:span text:style-name="T24"/></text:p>
      <text:p text:style-name="P4"/>
      <text:p text:style-name="P4"/>
      <text:p text:style-name="P4"/>
      <text:p text:style-name="P4"/>
      <text:p text:style-name="P4"/>
      <text:p text:style-name="P4"><text:s text:c="2"/></text:p>
      <text:p text:style-name="P4"><text:s/></text:p>
      <text:p text:style-name="P4"><text:soft-page-break/></text:p>
      <text:p text:style-name="P4"/>
      <text:p text:style-name="P4"><text:a xlink:type="simple" xlink:href="http://www.enssib.fr/bibliotheque-numerique/documents/67312-heberger-un-sigb-dans-le-cloud.pdf" text:style-name="Internet_20_link" text:visited-style-name="Visited_20_Internet_20_Link"/></text:p>
      <text:p text:style-name="P4"><text:a xlink:type="simple" xlink:href="http://www.enssib.fr/bibliotheque-numerique/documents/67312-heberger-un-sigb-dans-le-cloud.pdf" text:style-name="Internet_20_link" text:visited-style-name="Visited_20_Internet_20_Link"/></text:p>
      <text:p text:style-name="P4"><text:a xlink:type="simple" xlink:href="http://www.enssib.fr/bibliotheque-numerique/documents/67312-heberger-un-sigb-dans-le-cloud.pdf" text:style-name="Internet_20_link" text:visited-style-name="Visited_20_Internet_20_Link">http://www.enssib.fr/bibliotheque-numerique/documents/67312-heberger-un-sigb-dans-le-cloud.pdf</text:a></text:p>
      <text:p text:style-name="P4"><text:a xlink:type="simple" xlink:href="http://www.lemonde.fr/import/article/2012/04/11/les-enjeux-de-l-informatique-en-nuage_1683493_3544.html" text:style-name="Internet_20_link" text:visited-style-name="Visited_20_Internet_20_Link">http://www.lemonde.fr/import/article/2012/04/11/les-enjeux-de-l-informatique-en-nuage_1683493_3544.html</text:a></text:p>
      <text:p text:style-name="P4"><text:a xlink:type="simple" xlink:href="http://lexpansion.lexpress.fr/high-tech/le-cloud-computing-explique-aux-nuls_1384009.html" text:style-name="Internet_20_link" text:visited-style-name="Visited_20_Internet_20_Link">http://lexpansion.lexpress.fr/high-tech/le-cloud-computing-explique-aux-nuls_1384009.html</text:a></text:p>
      <text:p text:style-name="P4"><text:a xlink:type="simple" xlink:href="http://digitalcommons.wayne.edu/cgi/viewcontent.cgi?article=1082&amp;context=libsp" text:style-name="Internet_20_link" text:visited-style-name="Visited_20_Internet_20_Link">http://digitalcommons.wayne.edu/cgi/viewcontent.cgi?article=1082&amp;context=libsp</text:a></text:p>
      <text:p text:style-name="P4"><text:a xlink:type="simple" xlink:href="https://www.britannica.com/biography/Ross-Perot" text:style-name="Internet_20_link" text:visited-style-name="Visited_20_Internet_20_Link">https://www.britannica.com/biography/Ross-Perot</text:a></text:p>
      <text:p text:style-name="P4"><text:a xlink:type="simple" xlink:href="http://www.lemonde.fr/import/article/2012/04/11/amazon-le-pionnier_1683497_3544.html" text:style-name="Internet_20_link" text:visited-style-name="Visited_20_Internet_20_Link">http://www.lemonde.fr/import/article/2012/04/11/amazon-le-pionnier_1683497_3544.html</text:a></text:p>
      <text:p text:style-name="P4"><text:a xlink:type="simple" xlink:href="http://www.aaid.ch/wp-content/uploads/2011/09/AAID-Lettre-de-nouvelles-n30.pdf" text:style-name="Internet_20_link" text:visited-style-name="Visited_20_Internet_20_Link">http://www.aaid.ch/wp-content/uploads/2011/09/AAID-Lettre-de-nouvelles-n30.pdf</text:a></text:p>
      <text:p text:style-name="P4"><text:a xlink:type="simple" xlink:href="http://www.larousse.fr/dictionnaires/francais/serveur/72390" text:style-name="Internet_20_link" text:visited-style-name="Visited_20_Internet_20_Link">http://www.larousse.fr/dictionnaires/francais/serveur/72390</text:a></text:p>
      <text:p text:style-name="P4"><text:a xlink:type="simple" xlink:href="https://chapters.theiia.org/montreal/ChapterDocuments/Cloud%20computing%20et%20protection%20des%20données_%20AFAI-IFACI-CIGREF%20%28mars%202013%29.pdf" text:style-name="Internet_20_link" text:visited-style-name="Visited_20_Internet_20_Link">https://chapters.theiia.org/montreal/ChapterDocuments/Cloud%20computing%20et%20protection%20des%20donn%C3%A9es_%20AFAI-IFACI-CIGREF%20%28mars%202013%29.pdf</text:a></text:p>
      <text:p text:style-name="P4"><text:a xlink:type="simple" xlink:href="http://lexpansion.lexpress.fr/high-tech/le-cloud-computing-explique-aux-nuls_1384009.html" text:style-name="Internet_20_link" text:visited-style-name="Visited_20_Internet_20_Link">http://lexpansion.lexpress.fr/high-tech/le-cloud-computing-explique-aux-nuls_1384009.html</text:a></text:p>
      <text:p text:style-name="P4"><text:a xlink:type="simple" xlink:href="https://fr.wikipedia.org/wiki/Cloud_computing#Services" text:style-name="Internet_20_link" text:visited-style-name="Visited_20_Internet_20_Link">https://fr.wikipedia.org/wiki/Cloud_computing#Services</text:a></text:p>
      <text:p text:style-name="P4"><text:a xlink:type="simple" xlink:href="http://www.aaid.ch/wp-content/uploads/2011/09/AAID-Lettre-de-nouvelles-n30.pdf" text:style-name="Internet_20_link" text:visited-style-name="Visited_20_Internet_20_Link">http://www.aaid.ch/wp-content/uploads/2011/09/AAID-Lettre-de-nouvelles-n30.pdf</text:a></text:p>
      <text:p text:style-name="P4"><text:a xlink:type="simple" xlink:href="https://www.oclc.org/fr-CA/annual-report/2014/year-in-review.html" text:style-name="Internet_20_link" text:visited-style-name="Visited_20_Internet_20_Link">https://www.oclc.org/fr-CA/annual-report/2014/year-in-review.html</text:a></text:p>
      <text:p text:style-name="P4"><text:a xlink:type="simple" xlink:href="https://internetlibrarian815.wikispaces.com/file/view/goldner+winds+of+change.pdf" text:style-name="Internet_20_link" text:visited-style-name="Visited_20_Internet_20_Link">https://internetlibrarian815.wikispaces.com/file/view/goldner+winds+of+change.pdf</text:a></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 svg:font-family="arial, sans-serif"/>
    <style:font-face style:name="inherit" svg:font-family="inherit"/>
    <style:font-face style:name="proxima-nova" svg:font-family="proxima-nova, 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ier godfurnon</meta:initial-creator>
    <meta:creation-date>2017-05-22T14:19:05.14</meta:creation-date>
    <dc:date>2017-05-25T00:26:44.22</dc:date>
    <dc:creator>olivier godfurnon</dc:creator>
    <meta:editing-duration>P2DT21M5S</meta:editing-duration>
    <meta:editing-cycles>42</meta:editing-cycles>
    <meta:generator>OpenOffice/4.1.3$Win32 OpenOffice.org_project/413m1$Build-9783</meta:generator>
    <meta:document-statistic meta:table-count="0" meta:image-count="0" meta:object-count="0" meta:page-count="5" meta:paragraph-count="64" meta:word-count="2265" meta:character-count="15985"/>
  </office:meta>
</office:document-meta>
</file>